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2pt" fo:font-style="normal" fo:font-weight="normal" officeooo:rsid="000bc61b" officeooo:paragraph-rsid="000bc61b"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Courier 10 Pitch" fo:font-size="12pt" fo:font-style="normal" fo:font-weight="normal" officeooo:rsid="000bc61b" officeooo:paragraph-rsid="000bc61b" style:font-size-asian="12pt" style:font-style-asian="normal" style:font-weight-asian="normal" style:font-size-complex="12pt" style:font-style-complex="normal" style:font-weight-complex="normal"/>
    </style:style>
    <style:style style:name="P3" style:family="paragraph" style:parent-style-name="Standard">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P5" style:family="paragraph" style:parent-style-name="Standard">
      <style:text-properties style:font-name="Courier 10 Pitch" fo:font-size="12pt" fo:font-style="normal" fo:font-weight="bold" officeooo:rsid="000bc61b" officeooo:paragraph-rsid="000bc61b" style:font-size-asian="12pt" style:font-style-asian="normal" style:font-weight-asian="bold" style:font-size-complex="12pt" style:font-style-complex="normal" style:font-weight-complex="bold"/>
    </style:style>
    <style:style style:name="P6" style:family="paragraph" style:parent-style-name="Standard">
      <style:text-properties style:font-name="Courier 10 Pitch" fo:font-size="12pt" fo:font-style="normal" fo:font-weight="bold" officeooo:rsid="000cee48" officeooo:paragraph-rsid="000cee48"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ourier 10 Pitch" fo:font-size="12pt" fo:font-style="normal" fo:font-weight="bold" officeooo:rsid="000cee48" officeooo:paragraph-rsid="000cee48" style:font-size-asian="12pt" style:font-style-asian="normal" style:font-weight-asian="bold" style:font-size-complex="12pt" style:font-style-complex="normal" style:font-weight-complex="bold"/>
    </style:style>
    <style:style style:name="P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cee48" style:font-weight-asian="bold" style:font-weight-complex="bold"/>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Question </text:span><text:span text:style-name="T1">1.</text:span> Collect the following basic information about your machine using proc. How many CPU cores does the machine have? How much memory, and what fraction of it is free? How many context switches has the system performed since bootup? How many processes has it forked since bootup?</text:p>
      <text:p text:style-name="P1"/>
      <text:p text:style-name="P5">Answer: </text:p>
      <text:p text:style-name="P3">Traverse to proc directory using command: cd /proc, and after that:</text:p>
      <text:p text:style-name="P3"/>
      <text:p text:style-name="P6">1. For number of cpu cores:</text:p>
      <text:p text:style-name="P3">Command: </text:p>
      <text:p text:style-name="P3">1. cat cpuinfo</text:p>
      <text:p text:style-name="P3">2. grep ‘cpu cores’ cpuinfo</text:p>
      <text:p text:style-name="P3"/>
      <text:p text:style-name="P3">Output:</text:p>
      <text:p text:style-name="P3">cpu cores<text:tab/>: 6</text:p>
      <text:p text:style-name="P3">cpu cores<text:tab/>: 6</text:p>
      <text:p text:style-name="P3">cpu cores<text:tab/>: 6</text:p>
      <text:p text:style-name="P3">cpu cores<text:tab/>: 6</text:p>
      <text:p text:style-name="P3">cpu cores<text:tab/>: 6</text:p>
      <text:p text:style-name="P3">cpu cores<text:tab/>: 6</text:p>
      <text:p text:style-name="P8">cpu cores<text:tab/>: 6</text:p>
      <text:p text:style-name="P3">cpu cores<text:tab/>: 6</text:p>
      <text:p text:style-name="P3">cpu cores<text:tab/>: 6</text:p>
      <text:p text:style-name="P3">cpu cores<text:tab/>: 6</text:p>
      <text:p text:style-name="P3">cpu cores<text:tab/>: 6</text:p>
      <text:p text:style-name="P3">cpu cores<text:tab/>: 6</text:p>
      <text:p text:style-name="P3"/>
      <text:p text:style-name="P3">This shows total number of cores are 6 and total 12 outputs show total number of threads are 12, 2 for each core. </text:p>
      <text:p text:style-name="P3"/>
      <text:p text:style-name="P6">2. For total memory and free memory:</text:p>
      <text:p text:style-name="P3">Command:</text:p>
      <text:p text:style-name="P3">1. cat meminfo</text:p>
      <text:p text:style-name="P3">2. * grep MemTotal meminfo, * grep MemFree meminfo</text:p>
      <text:p text:style-name="P3"/>
      <text:p text:style-name="P3">Output: </text:p>
      <text:p text:style-name="P3">MemTotal: <text:s text:c="6"/>16056732 kB<text:tab/>(Total Memory)</text:p>
      <text:p text:style-name="P3">MemFree: <text:s text:c="7"/>12067388 kB<text:tab/>(Free Memory)</text:p>
      <text:p text:style-name="P3"/>
      <text:p text:style-name="P6">3. For total context switches:</text:p>
      <text:p text:style-name="P3">Command: grep ctxt stat</text:p>
      <text:p text:style-name="P3">Output: </text:p>
      <text:p text:style-name="P3"/>
      <text:p text:style-name="P3">ctxt 13830066</text:p>
      <text:p text:style-name="P3"/>
      <text:p text:style-name="P3">Here ctxt is for number of context switches which are 13830066 as shown here.</text:p>
      <text:p text:style-name="P3"/>
      <text:p text:style-name="P6">4. For total number of forks since bootup:</text:p>
      <text:p text:style-name="P3"><text:soft-page-break/>Command: grep processes stat</text:p>
      <text:p text:style-name="P3">Ouptut: processes 30906</text:p>
      <text:p text:style-name="P3"/>
      <text:p text:style-name="P3">This gives total number of processes system has forked since bootup.</text:p>
      <text:p text:style-name="P3"/>
      <text:p text:style-name="P7">Question 2. <text:span text:style-name="T3">Recall that every process runs in one of two modes at any time: user mode and kernel mode. It runs in user mode when it is executing instructions / code from the user. It executes in kernel mode when running code corresponding to system calls etc. Compare (qualitatively) the programs cpu and cpu-print in terms of the amount of time each spends in the user mode and kernel mode, using information from the proc file system. For examples, which programs spend more time in kernel mode than in user mode, and vice versa? Read through their code and justify your observations.</text:span></text:p>
      <text:p text:style-name="P7"><text:span text:style-name="T3"/></text:p>
      <text:p text:style-name="P7">Answer: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5917in" style:type="center"/>
          <style:tab-stop style:position="7.183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542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07:02.470114582</meta:creation-date>
    <dc:date>2019-01-30T17:10:56.953372025</dc:date>
    <meta:editing-duration>PT1H50M38S</meta:editing-duration>
    <meta:editing-cycles>1</meta:editing-cycles>
    <meta:document-statistic meta:table-count="0" meta:image-count="0" meta:object-count="0" meta:page-count="2" meta:paragraph-count="39" meta:word-count="334" meta:character-count="1820" meta:non-whitespace-character-count="1506"/>
    <meta:generator>LibreOffice/5.1.6.2$Linux_X86_64 LibreOffice_project/10m0$Build-2</meta:generator>
  </office:meta>
</office:document-meta>
</file>